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face style:name="Cambria1"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apple-system" svg:font-family="apple-system, BlinkMacSystemFont, 'Segoe UI', Helvetica, Arial, sans-serif, 'Apple Color Emoji', 'Segoe UI Emoji'"/>
  </office:font-face-decls>
  <office:automatic-styles>
    <style:style style:name="Tabel1" style:family="table">
      <style:table-properties style:width="15.034cm" fo:margin-left="-0.191cm" fo:margin-top="0cm" fo:margin-bottom="0cm" table:align="left" style:writing-mode="lr-tb"/>
    </style:style>
    <style:style style:name="Tabel1.A" style:family="table-column">
      <style:table-column-properties style:column-width="6.941cm"/>
    </style:style>
    <style:style style:name="Tabel1.B" style:family="table-column">
      <style:table-column-properties style:column-width="8.093cm"/>
    </style:style>
    <style:style style:name="Tabel1.1" style:family="table-row">
      <style:table-row-properties fo:keep-together="auto"/>
    </style:style>
    <style:style style:name="Tabel1.A1" style:family="table-cell">
      <style:table-cell-properties fo:padding-left="0.191cm" fo:padding-right="0.191cm" fo:padding-top="0cm" fo:padding-bottom="0cm" fo:border-left="none" fo:border-right="none" fo:border-top="none" fo:border-bottom="0.5pt solid #999999" style:writing-mode="lr-tb"/>
    </style:style>
    <style:style style:name="Tabel1.A2" style:family="table-cell">
      <style:table-cell-properties style:vertical-align="bottom" fo:padding-left="0.191cm" fo:padding-right="0.191cm" fo:padding-top="0cm" fo:padding-bottom="0cm" fo:border="0.5pt solid #999999" style:writing-mode="lr-tb"/>
    </style:style>
    <style:style style:name="Tabel1.B2" style:family="table-cell">
      <style:table-cell-properties fo:padding-left="0.191cm" fo:padding-right="0.191cm" fo:padding-top="0cm" fo:padding-bottom="0cm" fo:border="0.5pt solid #999999" style:writing-mode="lr-tb"/>
    </style:style>
    <style:style style:name="Tabel1.B3" style:family="table-cell">
      <style:table-cell-properties fo:padding-left="0.191cm" fo:padding-right="0.191cm" fo:padding-top="0cm" fo:padding-bottom="0cm" fo:border="0.5pt solid #999999" style:writing-mode="lr-tb"/>
    </style:style>
    <style:style style:name="Tabel1.B4" style:family="table-cell">
      <style:table-cell-properties fo:padding-left="0.191cm" fo:padding-right="0.191cm" fo:padding-top="0cm" fo:padding-bottom="0cm" fo:border="0.5pt solid #999999" style:writing-mode="lr-tb"/>
    </style:style>
    <style:style style:name="Tabel1.B5" style:family="table-cell">
      <style:table-cell-properties fo:padding-left="0.191cm" fo:padding-right="0.191cm" fo:padding-top="0cm" fo:padding-bottom="0cm" fo:border="0.5pt solid #999999" style:writing-mode="lr-tb"/>
    </style:style>
    <style:style style:name="Tabel1.B6" style:family="table-cell">
      <style:table-cell-properties fo:padding-left="0.191cm" fo:padding-right="0.191cm" fo:padding-top="0cm" fo:padding-bottom="0cm" fo:border="0.5pt solid #999999" style:writing-mode="lr-tb"/>
    </style:style>
    <style:style style:name="Tabel1.B7" style:family="table-cell">
      <style:table-cell-properties fo:padding-left="0.191cm" fo:padding-right="0.191cm" fo:padding-top="0cm" fo:padding-bottom="0cm" fo:border="0.5pt solid #999999" style:writing-mode="lr-tb"/>
    </style:style>
    <style:style style:name="Tabel1.B8" style:family="table-cell">
      <style:table-cell-properties fo:padding-left="0.191cm" fo:padding-right="0.191cm" fo:padding-top="0cm" fo:padding-bottom="0cm" fo:border="0.5pt solid #999999" style:writing-mode="lr-tb"/>
    </style:style>
    <style:style style:name="Tabel1.B9" style:family="table-cell">
      <style:table-cell-properties fo:padding-left="0.191cm" fo:padding-right="0.191cm" fo:padding-top="0cm" fo:padding-bottom="0cm" fo:border="0.5pt solid #999999" style:writing-mode="lr-tb"/>
    </style:style>
    <style:style style:name="Tabel1.B10" style:family="table-cell">
      <style:table-cell-properties fo:padding-left="0.191cm" fo:padding-right="0.191cm" fo:padding-top="0cm" fo:padding-bottom="0cm" fo:border="0.5pt solid #999999" style:writing-mode="lr-tb"/>
    </style:style>
    <style:style style:name="Tabel1.B11" style:family="table-cell">
      <style:table-cell-properties fo:padding-left="0.191cm" fo:padding-right="0.191cm" fo:padding-top="0cm" fo:padding-bottom="0cm" fo:border="0.5pt solid #999999" style:writing-mode="lr-tb"/>
    </style:style>
    <style:style style:name="Tabel1.B12" style:family="table-cell">
      <style:table-cell-properties fo:padding-left="0.191cm" fo:padding-right="0.191cm" fo:padding-top="0cm" fo:padding-bottom="0cm" fo:border="0.5pt solid #999999" style:writing-mode="lr-tb"/>
    </style:style>
    <style:style style:name="Tabel1.B13" style:family="table-cell">
      <style:table-cell-properties fo:padding-left="0.191cm" fo:padding-right="0.191cm" fo:padding-top="0cm" fo:padding-bottom="0cm" fo:border="0.5pt solid #999999" style:writing-mode="lr-tb"/>
    </style:style>
    <style:style style:name="Tabel1.B14" style:family="table-cell">
      <style:table-cell-properties fo:padding-left="0.191cm" fo:padding-right="0.191cm" fo:padding-top="0cm" fo:padding-bottom="0cm" fo:border="0.5pt solid #999999" style:writing-mode="lr-tb"/>
    </style:style>
    <style:style style:name="Tabel2" style:family="table">
      <style:table-properties style:width="15.748cm" fo:margin-left="-0.191cm" fo:margin-top="0cm" fo:margin-bottom="0cm" table:align="left" style:writing-mode="lr-tb"/>
    </style:style>
    <style:style style:name="Tabel2.A" style:family="table-column">
      <style:table-column-properties style:column-width="6.657cm"/>
    </style:style>
    <style:style style:name="Tabel2.B" style:family="table-column">
      <style:table-column-properties style:column-width="3.552cm"/>
    </style:style>
    <style:style style:name="Tabel2.C" style:family="table-column">
      <style:table-column-properties style:column-width="4.822cm"/>
    </style:style>
    <style:style style:name="Tabel2.D" style:family="table-column">
      <style:table-column-properties style:column-width="0.716cm"/>
    </style:style>
    <style:style style:name="Tabel2.1" style:family="table-row">
      <style:table-row-properties fo:keep-together="auto"/>
    </style:style>
    <style:style style:name="Tabel2.A1" style:family="table-cell">
      <style:table-cell-properties style:vertical-align="bottom" fo:padding-left="0.191cm" fo:padding-right="0.191cm" fo:padding-top="0cm" fo:padding-bottom="0cm" fo:border="0.5pt solid #999999" style:writing-mode="lr-tb"/>
    </style:style>
    <style:style style:name="Tabel2.C1" style:family="table-cell">
      <style:table-cell-properties fo:padding-left="0.191cm" fo:padding-right="0.191cm" fo:padding-top="0cm" fo:padding-bottom="0cm" fo:border="0.5pt solid #999999" style:writing-mode="lr-tb"/>
    </style:style>
    <style:style style:name="Tabel2.D1" style:family="table-cell">
      <style:table-cell-properties fo:padding-left="0.191cm" fo:padding-right="0.191cm" fo:padding-top="0cm" fo:padding-bottom="0cm" fo:border="none" style:writing-mode="lr-tb"/>
    </style:style>
    <style:style style:name="Tabel2.C2" style:family="table-cell">
      <style:table-cell-properties fo:padding-left="0.191cm" fo:padding-right="0.191cm" fo:padding-top="0cm" fo:padding-bottom="0cm" fo:border="0.5pt solid #999999" style:writing-mode="lr-tb"/>
    </style:style>
    <style:style style:name="Tabel2.D2" style:family="table-cell">
      <style:table-cell-properties fo:padding-left="0.191cm" fo:padding-right="0.191cm" fo:padding-top="0cm" fo:padding-bottom="0cm" fo:border="none" style:writing-mode="lr-tb"/>
    </style:style>
    <style:style style:name="Tabel2.C3" style:family="table-cell">
      <style:table-cell-properties fo:padding-left="0.191cm" fo:padding-right="0.191cm" fo:padding-top="0cm" fo:padding-bottom="0cm" fo:border="0.5pt solid #999999" style:writing-mode="lr-tb"/>
    </style:style>
    <style:style style:name="Tabel2.D3" style:family="table-cell">
      <style:table-cell-properties fo:padding-left="0.191cm" fo:padding-right="0.191cm" fo:padding-top="0cm" fo:padding-bottom="0cm" fo:border="none" style:writing-mode="lr-tb"/>
    </style:style>
    <style:style style:name="Tabel2.C4" style:family="table-cell">
      <style:table-cell-properties fo:padding-left="0.191cm" fo:padding-right="0.191cm" fo:padding-top="0cm" fo:padding-bottom="0cm" fo:border="0.5pt solid #999999" style:writing-mode="lr-tb"/>
    </style:style>
    <style:style style:name="Tabel2.D4" style:family="table-cell">
      <style:table-cell-properties fo:padding-left="0.191cm" fo:padding-right="0.191cm" fo:padding-top="0cm" fo:padding-bottom="0cm" fo:border="none" style:writing-mode="lr-tb"/>
    </style:style>
    <style:style style:name="Tabel2.A5" style:family="table-cell">
      <style:table-cell-properties fo:padding-left="0.191cm" fo:padding-right="0.191cm" fo:padding-top="0cm" fo:padding-bottom="0cm" fo:border="none" style:writing-mode="lr-tb"/>
    </style:style>
    <style:style style:name="Tabel2.D5" style:family="table-cell">
      <style:table-cell-properties fo:padding-left="0.191cm" fo:padding-right="0.191cm" fo:padding-top="0cm" fo:padding-bottom="0cm" fo:border="none" style:writing-mode="lr-tb"/>
    </style:style>
    <style:style style:name="Tabel2.A6" style:family="table-cell">
      <style:table-cell-properties style:vertical-align="bottom" fo:padding-left="0.191cm" fo:padding-right="0.191cm" fo:padding-top="0cm" fo:padding-bottom="0cm" fo:border="none" style:writing-mode="lr-tb"/>
    </style:style>
    <style:style style:name="Tabel2.A10" style:family="table-cell">
      <style:table-cell-properties style:vertical-align="middle" fo:padding-left="0.191cm" fo:padding-right="0.191cm" fo:padding-top="0cm" fo:padding-bottom="0cm" fo:border-left="none" fo:border-right="none" fo:border-top="none" fo:border-bottom="0.5pt solid #999999" style:writing-mode="lr-tb"/>
    </style:style>
    <style:style style:name="Tabel2.B11" style:family="table-cell">
      <style:table-cell-properties style:vertical-align="middle" fo:padding-left="0.191cm" fo:padding-right="0.191cm" fo:padding-top="0cm" fo:padding-bottom="0cm" fo:border="0.5pt solid #999999" style:writing-mode="lr-tb"/>
    </style:style>
    <style:style style:name="P1" style:family="paragraph" style:parent-style-name="Header">
      <style:paragraph-properties fo:text-align="center" style:justify-single-word="false" style:border-line-width-bottom="0.106cm 0.026cm 0.026cm" fo:padding-left="0cm" fo:padding-right="0cm" fo:padding-top="0cm" fo:padding-bottom="0.035cm" fo:border-left="none" fo:border-right="none" fo:border-top="none" fo:border-bottom="4.51pt double #622423"/>
    </style:style>
    <style:style style:name="P2"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P3" style:family="paragraph" style:parent-style-name="Footnote">
      <style:paragraph-properties fo:orphans="0" fo:widows="0"/>
    </style:style>
    <style:style style:name="P4" style:family="paragraph" style:parent-style-name="Heading_20_2">
      <style:paragraph-properties fo:text-align="start" style:justify-single-word="false" fo:orphans="2" fo:widows="2"/>
      <style:text-properties style:letter-kerning="false" style:language-complex="ar" style:country-complex="SA"/>
    </style:style>
    <style:style style:name="P5" style:family="paragraph" style:parent-style-name="Text_20_body">
      <style:paragraph-properties fo:margin-top="0cm" fo:margin-bottom="0cm" style:contextual-spacing="false" fo:text-align="start" style:justify-single-word="false" fo:orphans="2" fo:widows="2"/>
      <style:text-properties style:letter-kerning="false" style:font-size-complex="10pt" style:language-complex="ar" style:country-complex="SA"/>
    </style:style>
    <style:style style:name="P6" style:family="paragraph" style:parent-style-name="Text_20_body">
      <style:paragraph-properties fo:margin-top="0cm" fo:margin-bottom="0cm" style:contextual-spacing="false" fo:text-align="start" style:justify-single-word="false" fo:orphans="2" fo:widows="2"/>
      <style:text-properties officeooo:paragraph-rsid="000e9aea" style:letter-kerning="false" style:font-size-complex="10pt" style:language-complex="ar" style:country-complex="SA"/>
    </style:style>
    <style:style style:name="P7" style:family="paragraph" style:parent-style-name="Standard">
      <style:paragraph-properties fo:margin-top="0cm" fo:margin-bottom="0cm" style:contextual-spacing="false" fo:line-height="100%" fo:text-align="start" style:justify-single-word="false" fo:orphans="2" fo:widows="2"/>
      <style:text-properties style:font-name="Times New Roman" fo:font-size="10pt" fo:language="nl" fo:country="BE" style:letter-kerning="false" style:font-name-asian="Times New Roman1" style:font-size-asian="10pt" style:language-asian="nl" style:country-asian="BE" style:font-name-complex="Times New Roman1" style:font-size-complex="10pt" style:language-complex="ar" style:country-complex="SA"/>
    </style:style>
    <style:style style:name="P8" style:family="paragraph" style:parent-style-name="Text_20_body">
      <style:paragraph-properties fo:margin-top="0cm" fo:margin-bottom="0cm" style:contextual-spacing="false" fo:text-align="start" style:justify-single-word="false" fo:orphans="2" fo:widows="2"/>
      <style:text-properties fo:font-weight="normal" style:letter-kerning="false" style:font-weight-asian="normal" style:font-size-complex="10pt" style:language-complex="ar" style:country-complex="SA"/>
    </style:style>
    <style:style style:name="P9" style:family="paragraph" style:parent-style-name="Text_20_body">
      <style:paragraph-properties fo:margin-top="0cm" fo:margin-bottom="0cm" style:contextual-spacing="false" fo:text-align="start" style:justify-single-word="false" fo:orphans="2" fo:widows="2"/>
      <style:text-properties fo:font-weight="normal" officeooo:rsid="000b71f4" officeooo:paragraph-rsid="000b71f4" style:letter-kerning="false" style:font-weight-asian="normal" style:font-size-complex="10pt" style:language-complex="ar" style:country-complex="SA"/>
    </style:style>
    <style:style style:name="P10" style:family="paragraph" style:parent-style-name="Text_20_body">
      <style:paragraph-properties fo:margin-top="0cm" fo:margin-bottom="0cm" style:contextual-spacing="false" fo:text-align="start" style:justify-single-word="false" fo:orphans="2" fo:widows="2"/>
      <style:text-properties fo:font-weight="normal" officeooo:rsid="000cd179" officeooo:paragraph-rsid="000cd179" style:letter-kerning="false" style:font-weight-asian="normal" style:font-size-complex="10pt" style:language-complex="ar" style:country-complex="SA"/>
    </style:style>
    <style:style style:name="P11" style:family="paragraph" style:parent-style-name="Text_20_body">
      <style:paragraph-properties fo:margin-top="0cm" fo:margin-bottom="0cm" style:contextual-spacing="false" fo:text-align="start" style:justify-single-word="false" fo:orphans="2" fo:widows="2"/>
      <style:text-properties fo:font-weight="normal" officeooo:rsid="000e9aea" officeooo:paragraph-rsid="000e9aea" style:letter-kerning="false" style:font-weight-asian="normal" style:font-size-complex="10pt" style:language-complex="ar" style:country-complex="SA"/>
    </style:style>
    <style:style style:name="P12" style:family="paragraph" style:parent-style-name="Text_20_body">
      <style:paragraph-properties fo:margin-top="0cm" fo:margin-bottom="0cm" style:contextual-spacing="false" fo:text-align="start" style:justify-single-word="false" fo:orphans="2" fo:widows="2"/>
      <style:text-properties fo:font-weight="normal" officeooo:rsid="000f0e14" officeooo:paragraph-rsid="000f0e14" style:letter-kerning="false" style:font-weight-asian="normal" style:font-size-complex="10pt" style:language-complex="ar" style:country-complex="SA"/>
    </style:style>
    <style:style style:name="P13" style:family="paragraph" style:parent-style-name="Text_20_body">
      <style:paragraph-properties fo:margin-top="0cm" fo:margin-bottom="0cm" style:contextual-spacing="false" fo:text-align="start" style:justify-single-word="false" fo:orphans="2" fo:widows="2"/>
      <style:text-properties fo:font-weight="normal" style:letter-kerning="false" fo:background-color="#ffff00" style:font-weight-asian="normal" style:font-size-complex="10pt" style:language-complex="ar" style:country-complex="SA"/>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margin-top="0cm" fo:margin-bottom="0cm" style:contextual-spacing="false" fo:text-align="start" style:justify-single-word="false" fo:orphans="2" fo:widows="2"/>
      <style:text-properties fo:font-size="8pt" fo:font-weight="normal" style:letter-kerning="false" style:font-size-asian="8pt" style:font-weight-asian="normal" style:font-size-complex="10pt" style:language-complex="ar" style:country-complex="SA"/>
    </style:style>
    <style:style style:name="P16" style:family="paragraph" style:parent-style-name="Text_20_body">
      <style:paragraph-properties fo:margin-top="0cm" fo:margin-bottom="0cm" style:contextual-spacing="false" fo:text-align="start" style:justify-single-word="false" fo:orphans="2" fo:widows="2"/>
      <style:text-properties fo:font-size="8pt" fo:language="nl" fo:country="BE" fo:font-weight="normal" style:letter-kerning="false" style:font-size-asian="8pt" style:font-weight-asian="normal" style:font-size-complex="10pt" style:language-complex="ar" style:country-complex="SA"/>
    </style:style>
    <style:style style:name="P17" style:family="paragraph" style:parent-style-name="Text_20_body">
      <style:paragraph-properties fo:margin-top="0cm" fo:margin-bottom="0cm" style:contextual-spacing="false" fo:text-align="start" style:justify-single-word="false" fo:orphans="2" fo:widows="2"/>
      <style:text-properties fo:language="en" fo:country="GB" style:letter-kerning="false" style:font-size-complex="10pt" style:language-complex="ar" style:country-complex="SA"/>
    </style:style>
    <style:style style:name="P18" style:family="paragraph" style:parent-style-name="Text_20_body">
      <style:paragraph-properties fo:margin-top="0cm" fo:margin-bottom="0cm" style:contextual-spacing="false" fo:text-align="start" style:justify-single-word="false" fo:orphans="2" fo:widows="2"/>
      <style:text-properties fo:language="nl" fo:country="BE" fo:font-weight="normal" style:letter-kerning="false" style:font-weight-asian="normal" style:font-size-complex="10pt" style:language-complex="ar" style:country-complex="SA"/>
    </style:style>
    <style:style style:name="P19" style:family="paragraph" style:parent-style-name="Text_20_body">
      <style:paragraph-properties fo:margin-top="0cm" fo:margin-bottom="0cm" style:contextual-spacing="false" fo:text-align="start" style:justify-single-word="false" fo:orphans="2" fo:widows="2"/>
      <style:text-properties fo:language="nl" fo:country="BE" fo:font-weight="normal" officeooo:rsid="000f0e14" officeooo:paragraph-rsid="000f0e14" style:letter-kerning="false" style:font-weight-asian="normal" style:font-size-complex="10pt" style:language-complex="ar" style:country-complex="SA"/>
    </style:style>
    <style:style style:name="P20" style:family="paragraph" style:parent-style-name="Text_20_body">
      <style:paragraph-properties fo:margin-top="0cm" fo:margin-bottom="0cm" style:contextual-spacing="false" fo:text-align="start" style:justify-single-word="false" fo:orphans="2" fo:widows="2"/>
      <style:text-properties fo:language="nl" fo:country="BE" style:letter-kerning="false" style:font-size-complex="10pt" style:language-complex="ar" style:country-complex="SA"/>
    </style:style>
    <style:style style:name="P2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loext:padding="0cm" loext:border="none"/>
    </style:style>
    <style:style style:name="P22" style:family="paragraph" style:parent-style-name="Text_20_body">
      <style:paragraph-properties fo:margin-top="0cm" fo:margin-bottom="0cm" style:contextual-spacing="false" fo:text-align="start" style:justify-single-word="false" fo:orphans="2" fo:widows="2"/>
      <style:text-properties style:font-name="Calibri" fo:language="nl" fo:country="BE" fo:font-weight="normal" officeooo:paragraph-rsid="000e9aea" style:letter-kerning="false" style:font-weight-asian="normal" style:font-size-complex="10pt" style:language-complex="ar" style:country-complex="SA"/>
    </style:style>
    <style:style style:name="P23" style:family="paragraph" style:parent-style-name="Standard" style:master-page-name="Standard">
      <style:paragraph-properties style:page-number="auto"/>
    </style:style>
    <style:style style:name="P24" style:family="paragraph" style:parent-style-name="Text_20_body" style:list-style-name="WWNum1">
      <style:paragraph-properties fo:margin-top="0cm" fo:margin-bottom="0cm" style:contextual-spacing="false" fo:text-align="start" style:justify-single-word="false" fo:orphans="2" fo:widows="2"/>
      <style:text-properties style:letter-kerning="false" style:font-size-complex="10pt" style:language-complex="ar" style:country-complex="SA"/>
    </style:style>
    <style:style style:name="P25" style:family="paragraph" style:parent-style-name="Text_20_body">
      <style:paragraph-properties fo:margin-top="0cm" fo:margin-bottom="0cm" style:contextual-spacing="false" fo:text-align="start" style:justify-single-word="false" fo:orphans="2" fo:widows="2"/>
      <style:text-properties fo:font-weight="normal" officeooo:rsid="000f0e14" officeooo:paragraph-rsid="000f0e14" style:letter-kerning="false" style:font-weight-asian="normal" style:font-size-complex="10pt" style:language-complex="ar" style:country-complex="SA"/>
    </style:style>
    <style:style style:name="P26" style:family="paragraph" style:parent-style-name="Text_20_body">
      <style:paragraph-properties fo:margin-top="0cm" fo:margin-bottom="0cm" style:contextual-spacing="false" fo:text-align="start" style:justify-single-word="false" fo:orphans="2" fo:widows="2"/>
      <style:text-properties fo:font-weight="normal" officeooo:rsid="000f9e81" officeooo:paragraph-rsid="000f9e81" style:letter-kerning="false" style:font-weight-asian="normal" style:font-size-complex="10pt" style:language-complex="ar" style:country-complex="SA"/>
    </style:style>
    <style:style style:name="P27" style:family="paragraph" style:parent-style-name="Text_20_body">
      <style:text-properties fo:font-weight="normal" officeooo:rsid="000f9e81" officeooo:paragraph-rsid="000f9e81" style:letter-kerning="false" style:font-weight-asian="normal" style:font-size-complex="10pt" style:language-complex="ar" style:country-complex="SA"/>
    </style:style>
    <style:style style:name="T1" style:family="text">
      <style:text-properties style:font-name="Cambria1"/>
    </style:style>
    <style:style style:name="T2" style:family="text">
      <style:text-properties style:font-name="Cambria1" fo:language="nl" fo:country="NL"/>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style:text-position="super 58%"/>
    </style:style>
    <style:style style:name="T6" style:family="text">
      <style:text-properties fo:language="nl" fo:country="BE"/>
    </style:style>
    <style:style style:name="T7" style:family="text">
      <style:text-properties fo:language="nl" fo:country="BE" fo:font-weight="normal" style:font-weight-asian="normal"/>
    </style:style>
    <style:style style:name="T8" style:family="text">
      <style:text-properties fo:language="en" fo:country="US" fo:font-weight="normal" style:font-weight-asian="normal"/>
    </style:style>
    <style:style style:name="T9" style:family="text">
      <style:text-properties officeooo:rsid="000cd179"/>
    </style:style>
    <style:style style:name="T10" style:family="text">
      <style:text-properties officeooo:rsid="000f0e14"/>
    </style:style>
    <style:style style:name="T11" style:family="text">
      <style:text-properties fo:color="#000080" loext:opacity="100%" style:font-name="Cambria1" fo:font-size="10pt" fo:language="zxx" fo:country="none" style:text-underline-style="solid" style:text-underline-width="auto" style:text-underline-color="font-color" style:font-name-asian="Times New Roman1" style:font-size-asian="10pt" style:language-asian="zxx" style:country-asian="none" style:font-name-complex="Arial1" style:language-complex="zxx" style:country-complex="none"/>
    </style:style>
    <style:style style:name="T12" style:family="text">
      <style:text-properties fo:font-variant="normal" fo:text-transform="none" fo:color="#c9d1d9" loext:opacity="100%" style:text-line-through-style="none" style:text-line-through-type="none" style:font-name="apple-system" fo:font-size="9.60000038146973pt" fo:letter-spacing="normal" fo:font-style="normal" style:text-underline-style="none" style:text-blinking="false" fo:background-color="transparent" loext:char-shading-value="0"/>
    </style:style>
    <style:style style:name="T13" style:family="text">
      <style:text-properties fo:font-variant="normal" fo:text-transform="none" fo:color="#c9d1d9" loext:opacity="100%" style:text-line-through-style="none" style:text-line-through-type="none" fo:letter-spacing="normal" fo:font-style="normal" style:text-underline-style="none" style:text-blinking="false" fo:background-color="transparent" loext:char-shading-value="0"/>
    </style:style>
    <style:style style:name="T14" style:family="text">
      <style:text-properties fo:font-variant="normal" fo:text-transform="none" fo:color="#c9d1d9" loext:opacity="100%" style:text-line-through-style="none" style:text-line-through-type="none" style:font-name="Cambria1" fo:font-size="10pt" fo:letter-spacing="normal" fo:language="nl" fo:country="NL" fo:font-style="normal" style:text-underline-style="none" style:text-blinking="false" fo:background-color="transparent" loext:char-shading-value="0" style:font-name-asian="Times New Roman1" style:font-size-asian="10pt" style:language-asian="nl" style:country-asian="NL" style:font-name-complex="Arial1" style:font-weight-complex="normal"/>
    </style:style>
    <style:style style:name="T15" style:family="text">
      <style:text-properties fo:font-variant="normal" fo:text-transform="none" fo:color="#c9d1d9" loext:opacity="100%" style:text-line-through-style="none" style:text-line-through-type="none" style:font-name="Cambria1" fo:font-size="10pt" fo:letter-spacing="normal" fo:language="nl" fo:country="NL" fo:font-style="normal" style:text-underline-style="none" officeooo:rsid="000f9e81" style:text-blinking="false" fo:background-color="transparent" loext:char-shading-value="0" style:font-name-asian="Times New Roman1" style:font-size-asian="10pt" style:language-asian="nl" style:country-asian="NL" style:font-name-complex="Arial1" style:font-weight-complex="normal"/>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able:table table:name="Tabel1" table:style-name="Tabel1">
        <table:table-column table:style-name="Tabel1.A"/>
        <table:table-column table:style-name="Tabel1.B"/>
        <table:table-header-rows>
          <table:table-row table:style-name="Tabel1.1">
            <table:table-cell table:style-name="Tabel1.A1" table:number-columns-spanned="2" office:value-type="string">
              <text:h text:style-name="P4" text:outline-level="2">Overzicht</text:h>
            </table:table-cell>
            <table:covered-table-cell/>
          </table:table-row>
        </table:table-header-rows>
        <table:table-row table:style-name="Tabel1.1">
          <table:table-cell table:style-name="Tabel1.A2" office:value-type="string">
            <text:p text:style-name="P5">Service naam</text:p>
            <text:p text:style-name="P8">Er kan een verschil zijn tussen de ‘technische’ naam en de ‘marketing’ naam.</text:p>
          </table:table-cell>
          <table:table-cell table:style-name="Tabel1.B2" office:value-type="string">
            <text:p text:style-name="P9"><text:bookmark text:name="_GoBack"/>Sport data api</text:p>
          </table:table-cell>
        </table:table-row>
        <table:table-row table:style-name="Tabel1.1">
          <table:table-cell table:style-name="Tabel1.A2" office:value-type="string">
            <text:p text:style-name="P5">Naam van de opsteller</text:p>
            <text:p text:style-name="P8">Jouw naam</text:p>
          </table:table-cell>
          <table:table-cell table:style-name="Tabel1.B3" office:value-type="string">
            <text:p text:style-name="P9">David Backx</text:p>
          </table:table-cell>
        </table:table-row>
        <table:table-row table:style-name="Tabel1.1">
          <table:table-cell table:style-name="Tabel1.A2" office:value-type="string">
            <text:p text:style-name="P5">Datum</text:p>
            <text:p text:style-name="P8">waarop jij dit document geschreven hebt</text:p>
          </table:table-cell>
          <table:table-cell table:style-name="Tabel1.B4" office:value-type="string">
            <text:p text:style-name="P9">5 oktober 2022</text:p>
          </table:table-cell>
        </table:table-row>
        <table:table-row table:style-name="Tabel1.1">
          <table:table-cell table:style-name="Tabel1.A2" office:value-type="string">
            <text:p text:style-name="P5">Service home pagina</text:p>
            <text:p text:style-name="P8">De startpagina die de mogelijkheden van de service beschrijft.</text:p>
          </table:table-cell>
          <table:table-cell table:style-name="Tabel1.B5" office:value-type="string">
            <text:p text:style-name="P8">https://sportdataapi.com/</text:p>
          </table:table-cell>
        </table:table-row>
        <table:table-row table:style-name="Tabel1.1">
          <table:table-cell table:style-name="Tabel1.A2" office:value-type="string">
            <text:p text:style-name="P5">Service omschrijving</text:p>
            <text:p text:style-name="P8">Wat kan de API? Niet enkel het applicatieve beantwoorden.</text:p>
          </table:table-cell>
          <table:table-cell table:style-name="Tabel1.B6" office:value-type="string">
            <text:p text:style-name="P10">Je kan data opvragen over voetbal meergaand over <text:s/>bepaalde landen, bepaalde leagues, bepaalde seizoenen, … . verder kan je ook data opvragen over bepaalde spelers en zelfs scheidsrechters.</text:p>
          </table:table-cell>
        </table:table-row>
        <table:table-row table:style-name="Tabel1.1">
          <table:table-cell table:style-name="Tabel1.A2" office:value-type="string">
            <text:p text:style-name="P5"/>
          </table:table-cell>
          <table:table-cell table:style-name="Tabel1.B7" office:value-type="string">
            <text:p text:style-name="P8"/>
          </table:table-cell>
        </table:table-row>
        <table:table-row table:style-name="Tabel1.1">
          <table:table-cell table:style-name="Tabel1.A2" office:value-type="string">
            <text:p text:style-name="P5">Is dit een service die integreerbaar is in ‘eigen’ software? <text:line-break/>Zo ja, op welke manier?</text:p>
            <text:p text:style-name="P8">CRUD, REST, SOAP, other, …</text:p>
            <text:p text:style-name="P8">Als niet, vallen er een aantal vragen weg. Bepaal zelf welke.</text:p>
          </table:table-cell>
          <table:table-cell table:style-name="Tabel1.B8" office:value-type="string">
            <text:p text:style-name="P10">REST API</text:p>
          </table:table-cell>
        </table:table-row>
        <table:table-row table:style-name="Tabel1.1">
          <table:table-cell table:style-name="Tabel1.A2" office:value-type="string">
            <text:p text:style-name="P5">Service URL</text:p>
            <text:p text:style-name="P8">Dit is de URL waar de service calls naartoe gestuurd kunnen worden.</text:p>
          </table:table-cell>
          <table:table-cell table:style-name="Tabel1.B9" office:value-type="string">
            <text:p text:style-name="P14">https://app.sportdataapi.com/api/v1/status?apikey=<text:span text:style-name="T9">{API-KEY}</text:span></text:p>
            <text:p text:style-name="P8"/>
          </table:table-cell>
        </table:table-row>
        <table:table-row table:style-name="Tabel1.1">
          <table:table-cell table:style-name="Tabel1.A2" office:value-type="string">
            <text:p text:style-name="P8"/>
          </table:table-cell>
          <table:table-cell table:style-name="Tabel1.B10" office:value-type="string">
            <text:p text:style-name="P8"/>
          </table:table-cell>
        </table:table-row>
        <table:table-row table:style-name="Tabel1.1">
          <table:table-cell table:style-name="Tabel1.A2" office:value-type="string">
            <text:p text:style-name="P5">De versie van de service</text:p>
            <text:p text:style-name="P8">Die jij beschrijft, meestal is dit de meest recent beschikbare</text:p>
          </table:table-cell>
          <table:table-cell table:style-name="Tabel1.B11" office:value-type="string">
            <text:p text:style-name="P27">v0.9.7</text:p>
          </table:table-cell>
        </table:table-row>
        <table:table-row table:style-name="Tabel1.1">
          <table:table-cell table:style-name="Tabel1.A2" office:value-type="string">
            <text:p text:style-name="P5">1<text:span text:style-name="T5">ste</text:span> release van de service</text:p>
            <text:p text:style-name="P8">datum &amp; bron<text:note text:id="ftn1" text:note-class="footnote"><text:note-citation>1</text:note-citation><text:note-body><text:p text:style-name="P3"><text:s/><text:span text:style-name="T6">Vermeldt hier de URL waar je een gegeven gevonden hebt. Als je al je gegevens op 1 URL gevonden hebt, vermeldt deze dan maar 1x. Opgelet voor websites die geen rechtstreekse URL naar een onderliggende pagina geven…</text:span></text:p></text:note-body></text:note></text:p>
          </table:table-cell>
          <table:table-cell table:style-name="Tabel1.B12" office:value-type="string">
            <text:p text:style-name="P26">V0.2 </text:p>
            <text:p text:style-name="P26">2 novermber 2020</text:p>
            <text:p text:style-name="P26">github</text:p>
          </table:table-cell>
        </table:table-row>
        <table:table-row table:style-name="Tabel1.1">
          <table:table-cell table:style-name="Tabel1.A2" office:value-type="string">
            <text:p text:style-name="P5"># releases</text:p>
            <text:p text:style-name="P8">Benadering (indien geweten) van het aantal releases van de service &amp; bron</text:p>
          </table:table-cell>
          <table:table-cell table:style-name="Tabel1.B13" office:value-type="string">
            <text:p text:style-name="P26">10 releases</text:p>
            <text:p text:style-name="P26">github</text:p>
          </table:table-cell>
        </table:table-row>
        <table:table-row table:style-name="Tabel1.1">
          <table:table-cell table:style-name="Tabel1.A2" office:value-type="string">
            <text:p text:style-name="P5">Laatste release</text:p>
          </table:table-cell>
          <table:table-cell table:style-name="Tabel1.B14" office:value-type="string">
            <text:p text:style-name="P26">v0.9.7</text:p>
          </table:table-cell>
        </table:table-row>
      </table:table>
      <text:h text:style-name="Heading_20_2" text:outline-level="2">Bedrijfsgerelateerde informatie</text:h>
      <table:table table:name="Tabel2" table:style-name="Tabel2">
        <table:table-column table:style-name="Tabel2.A"/>
        <table:table-column table:style-name="Tabel2.B"/>
        <table:table-column table:style-name="Tabel2.C"/>
        <table:table-column table:style-name="Tabel2.D"/>
        <table:table-row table:style-name="Tabel2.1">
          <table:table-cell table:style-name="Tabel2.A1" table:number-columns-spanned="2" office:value-type="string">
            <text:p text:style-name="P5">Welk bedrijf biedt deze service aan?</text:p>
            <text:p text:style-name="P8">Is het een (non-)profit bedrijf, is de service hun belangrijkste core business?</text:p>
          </table:table-cell>
          <table:covered-table-cell/>
          <table:table-cell table:style-name="Tabel2.C1" office:value-type="string">
            <text:p text:style-name="P11">Sport data api</text:p>
          </table:table-cell>
          <table:table-cell table:style-name="Tabel2.D1" office:value-type="string">
            <text:p text:style-name="P7"/>
          </table:table-cell>
        </table:table-row>
        <table:table-row table:style-name="Tabel2.1">
          <table:table-cell table:style-name="Tabel2.A1" table:number-columns-spanned="2" office:value-type="string">
            <text:p text:style-name="P5">Welke zijn de belangrijkste ontwikkelaars</text:p>
            <text:p text:style-name="P8">Community? Het bedrijf? Anderen?</text:p>
          </table:table-cell>
          <table:covered-table-cell/>
          <table:table-cell table:style-name="Tabel2.C2" office:value-type="string">
            <text:p text:style-name="P11">Het bedrijf</text:p>
          </table:table-cell>
          <table:table-cell table:style-name="Tabel2.D2" office:value-type="string">
            <text:p text:style-name="P7"/>
          </table:table-cell>
        </table:table-row>
        <table:table-row table:style-name="Tabel2.1">
          <table:table-cell table:style-name="Tabel2.A1" table:number-columns-spanned="2" office:value-type="string">
            <text:p text:style-name="P6">Omschrijf de markt waarin de service aangeboden wordt</text:p>
            <text:p text:style-name="P22">Concurrenten? Doelgroep?</text:p>
          </table:table-cell>
          <table:covered-table-cell/>
          <table:table-cell table:style-name="Tabel2.C3" office:value-type="string">
            <text:p text:style-name="P11">Dit soort API’s wordt gebruikt om een frontend te ontwikkelen voor mensen die dan via een app hun voetbal matchen kunnen volgen</text:p>
          </table:table-cell>
          <table:table-cell table:style-name="Tabel2.D3" office:value-type="string">
            <text:p text:style-name="P7"/>
          </table:table-cell>
        </table:table-row>
        <table:table-row table:style-name="Tabel2.1">
          <table:table-cell table:style-name="Tabel2.A1" table:number-columns-spanned="2" office:value-type="string">
            <text:p text:style-name="P5">Met welk doel gebruiken hun klanten de service?</text:p>
            <text:p text:style-name="P8">Bv. Om eigen producten te verkopen, om gegevens die altijd en overal ter beschikking moeten zijn te bewaren, …</text:p>
          </table:table-cell>
          <table:covered-table-cell/>
          <table:table-cell table:style-name="Tabel2.C4" office:value-type="string">
            <text:p text:style-name="P11">Om specifieke voetbalmatchen te volgen zonder dat ze zelf al deze <text:soft-page-break/>data moeten gaan opzoeken</text:p>
          </table:table-cell>
          <table:table-cell table:style-name="Tabel2.D4" office:value-type="string">
            <text:p text:style-name="P7"/>
          </table:table-cell>
        </table:table-row>
        <table:table-row table:style-name="Tabel2.1">
          <table:table-cell table:style-name="Tabel2.A5" table:number-columns-spanned="3" office:value-type="string">
            <text:h text:style-name="P4" text:outline-level="2">Marketing en Sales</text:h>
          </table:table-cell>
          <table:covered-table-cell/>
          <table:covered-table-cell/>
          <table:table-cell table:style-name="Tabel2.D5" office:value-type="string">
            <text:p text:style-name="P7"/>
          </table:table-cell>
        </table:table-row>
        <table:table-row table:style-name="Tabel2.1">
          <table:table-cell table:style-name="Tabel2.A6" office:value-type="string">
            <text:p text:style-name="P5">Hoe verdient de aanbieder van de service er geld mee?</text:p>
            <text:p text:style-name="P8">En zelfs als de service zelf gratis is, wat wint hij dan om deze aan te bieden?</text:p>
          </table:table-cell>
          <table:table-cell table:style-name="Tabel2.A6" table:number-columns-spanned="2" office:value-type="string">
            <text:p text:style-name="P11">Deze API geeft je gratis 500 calls gratis per dag.</text:p>
            <text:p text:style-name="P11">Voor de rest heb je nog 4 verschillende subscriptions gaande van ‘Small’ tot ‘Very Large’</text:p>
          </table:table-cell>
          <table:covered-table-cell/>
          <table:table-cell table:style-name="Tabel2.A6" office:value-type="string">
            <text:p text:style-name="P7"/>
          </table:table-cell>
        </table:table-row>
        <table:table-row table:style-name="Tabel2.1">
          <table:table-cell table:style-name="Tabel2.A6" office:value-type="string">
            <text:p text:style-name="P5">Hoeveel kost de service</text:p>
            <text:p text:style-name="P8">aan de consumer</text:p>
          </table:table-cell>
          <table:table-cell table:style-name="Tabel2.A6" table:number-columns-spanned="2" office:value-type="string">
            <text:p text:style-name="P11">Hangt ervan af welke je kiest je hebt een gratis subscriptie maar je kan ook een subscriptie hebben van 150 euro per maand.</text:p>
          </table:table-cell>
          <table:covered-table-cell/>
          <table:table-cell table:style-name="Tabel2.A6" office:value-type="string">
            <text:p text:style-name="P7"/>
          </table:table-cell>
        </table:table-row>
        <table:table-row table:style-name="Tabel2.1">
          <table:table-cell table:style-name="Tabel2.A6" office:value-type="string">
            <text:p text:style-name="P5">Zijn er beperkingen op het gebruik</text:p>
            <text:list xml:id="list15553972" text:style-name="WWNum1">
              <text:list-item>
                <text:p text:style-name="P24">en op het leren gebruiken van de service (worden er trainingen georganiseerd?)</text:p>
              </text:list-item>
            </text:list>
          </table:table-cell>
          <table:table-cell table:style-name="Tabel2.A6" table:number-columns-spanned="2" office:value-type="string">
            <text:p text:style-name="P11">Per subscriptie zijn er wel wat limitations (buiten bij de laatste waar je toegang hebt tot alles) zoals dat je niet toegang hebt tot alle leagues of minder api calls per dag</text:p>
          </table:table-cell>
          <table:covered-table-cell/>
          <table:table-cell table:style-name="Tabel2.A6" office:value-type="string">
            <text:p text:style-name="P7"/>
          </table:table-cell>
        </table:table-row>
        <table:table-row table:style-name="Tabel2.1">
          <table:table-cell table:style-name="Tabel2.A6" office:value-type="string">
            <text:p text:style-name="P5">Welke niet-technische <text:span text:style-name="T3">documentatie </text:span>materialen werden <text:span text:style-name="T3">over de service </text:span>gepubliceerd. Noem enkele.<text:line-break/><text:span text:style-name="T3">Blogs? Videos? Krantenartikels? Fora? Hall of fame? Proof of concepts?</text:span></text:p>
          </table:table-cell>
          <table:table-cell table:style-name="Tabel2.A6" table:number-columns-spanned="2" office:value-type="string">
            <text:p text:style-name="P8">/</text:p>
          </table:table-cell>
          <table:covered-table-cell/>
          <table:table-cell table:style-name="Tabel2.A6" office:value-type="string">
            <text:p text:style-name="P7"/>
          </table:table-cell>
        </table:table-row>
        <table:table-row table:style-name="Tabel2.1">
          <table:table-cell table:style-name="Tabel2.A10" table:number-columns-spanned="4" office:value-type="string">
            <text:h text:style-name="P4" text:outline-level="2">Ontwikkelingsinformatie</text:h>
          </table:table-cell>
          <table:covered-table-cell/>
          <table:covered-table-cell/>
          <table:covered-table-cell/>
        </table:table-row>
        <table:table-row table:style-name="Tabel2.1">
          <table:table-cell table:style-name="Tabel2.A1" office:value-type="string">
            <text:p text:style-name="P5">Kun je de service zelfstandig opzetten (on-site)</text:p>
            <text:p text:style-name="P15">Bv. in het geval van een online fotoalbum, kun jij je foto’s met dezelfde software op je thuis pc zonder internet beheren?</text:p>
            <text:p text:style-name="P13">Vermeld de URL waar je de software kunt downloaden.</text:p>
            <text:p text:style-name="P5">Indien ja, welke architectuur heb je nodig</text:p>
          </table:table-cell>
          <table:table-cell table:style-name="Tabel2.B11" table:number-columns-spanned="3" office:value-type="string">
            <text:p text:style-name="P12">Je kan de service inderdaad zelfstandig opzetten. Ik heb hiervoor gebruik gemaakt van node.js en typescript.</text:p>
          </table:table-cell>
          <table:covered-table-cell/>
          <table:covered-table-cell/>
        </table:table-row>
        <table:table-row table:style-name="Tabel2.1">
          <table:table-cell table:style-name="Tabel2.A1" office:value-type="string">
            <text:p text:style-name="P5">Welke technologie heb je nodig om je eigen applicatie met de <text:span text:style-name="T3">aangeboden, online</text:span> service te laten communiceren</text:p>
            <text:p text:style-name="P8">Welke applicatie talen zijn ondersteund?</text:p>
            <text:p text:style-name="P8">Vermeldt hier minstens 1 url die meer technische informatie geeft.</text:p>
          </table:table-cell>
          <table:table-cell table:style-name="Tabel2.B11" table:number-columns-spanned="3" office:value-type="string">
            <text:p text:style-name="P12">Node.js, Python, curl, browser en Php</text:p>
            <text:p text:style-name="P12">https://app.sportdataapi.com/documentation</text:p>
          </table:table-cell>
          <table:covered-table-cell/>
          <table:covered-table-cell/>
        </table:table-row>
        <table:table-row table:style-name="Tabel2.1">
          <table:table-cell table:style-name="Tabel2.A1" office:value-type="string">
            <text:p text:style-name="P5">Geef 3 voorbeelden van URL’s die je in de browser kunt testen</text:p>
            <text:p text:style-name="P8">Het resultaat is dan een XML of een JSON</text:p>
          </table:table-cell>
          <table:table-cell table:style-name="Tabel2.B11" table:number-columns-spanned="3" office:value-type="string">
            <text:p text:style-name="P8"><text:span text:style-name="T10">1) </text:span><text:a xlink:type="simple" xlink:href="https://app.sportdataapi.com/api/v1/status?apikey=8eff4550-3f2b-11ed-867c-f54a1f216231" text:style-name="Internet_20_link" text:visited-style-name="Visited_20_Internet_20_Link">https://app.sportdataapi.com/api/v1/status?apikey=8eff4550-3f2b-11ed-867c-f54a1f216231</text:a></text:p>
            <text:p text:style-name="P12">2)<text:a xlink:type="simple" xlink:href="https://app.sportdataapi.com/api/v1/soccer/leagues/314?apikey=8eff4550-3f2b-11ed-867c-f54a1f216231" text:style-name="Internet_20_link" text:visited-style-name="Visited_20_Internet_20_Link"><text:span text:style-name="T11">https://app.sportdataapi.com/api/v1/soccer/leagues/314?apikey=8eff4550-3f2b-11ed-867c-f54a1f216231</text:span></text:a></text:p>
            <text:p text:style-name="P12">3) </text:p>
            <text:section text:style-name="Sect1" text:name="seasons">
              <text:section text:style-name="Sect1" text:name="pills-tabContent-8">
                <text:section text:style-name="Sect1" text:name="pills-browser-19">
                  <text:p text:style-name="Text_20_body"><text:span text:style-name="Source_20_Text"><text:span text:style-name="T4">https://app.sportdataapi.com/api/v1/soccer/seasons?apikey=8eff4550-3f2b-11ed-867c-f54a1f216231&amp;league_id=314</text:span></text:span></text:p>
                </text:section>
              </text:section>
            </text:section>
            <text:section text:style-name="Sect1" text:name="seasonById">
              <text:p text:style-name="P21"/>
            </text:section>
            <text:p text:style-name="P12"/>
            <text:p text:style-name="P8"/>
          </table:table-cell>
          <table:covered-table-cell/>
          <table:covered-table-cell/>
        </table:table-row>
        <table:table-row table:style-name="Tabel2.1">
          <table:table-cell table:style-name="Tabel2.A1" office:value-type="string">
            <text:p text:style-name="P5">Is er een Development Guide.</text:p>
            <text:p text:style-name="P8">Welke informatie vind je daar terug?</text:p>
          </table:table-cell>
          <table:table-cell table:style-name="Tabel2.B11" table:number-columns-spanned="3" office:value-type="string">
            <text:p text:style-name="P12">Niet terug gevonden</text:p>
          </table:table-cell>
          <table:covered-table-cell/>
          <table:covered-table-cell/>
        </table:table-row>
        <table:table-row table:style-name="Tabel2.1">
          <table:table-cell table:style-name="Tabel2.A10" table:number-columns-spanned="4" office:value-type="string">
            <text:h text:style-name="P4" text:outline-level="2">Andere aandachtspunten</text:h>
          </table:table-cell>
          <table:covered-table-cell/>
          <table:covered-table-cell/>
          <table:covered-table-cell/>
        </table:table-row>
        <table:table-row table:style-name="Tabel2.1">
          <table:table-cell table:style-name="Tabel2.A1" office:value-type="string">
            <text:p text:style-name="P17">Is dit een Entity service, Task service of Utility service</text:p>
            <text:p text:style-name="P5"><text:span text:style-name="T8"><text:s/></text:span><text:span text:style-name="T7">(gebruik google)</text:span></text:p>
          </table:table-cell>
          <table:table-cell table:style-name="Tabel2.B11" table:number-columns-spanned="3" office:value-type="string">
            <text:p text:style-name="P19">Entity server aangezien je bepaalde crud toepassingen kan gebruiken</text:p>
          </table:table-cell>
          <table:covered-table-cell/>
          <table:covered-table-cell/>
        </table:table-row>
        <table:table-row table:style-name="Tabel2.1">
          <table:table-cell table:style-name="Tabel2.A1" office:value-type="string">
            <text:p text:style-name="P20">Hoe zou jij deze service in je dagdaaglijks leven kunnen gebruiken?</text:p>
            <text:p text:style-name="P18">“Niet” is geen antwoord.</text:p>
            <text:p text:style-name="P16"/>
            <text:p text:style-name="P16">Bv. een online webshop kan ik gebruiken om mijn <text:soft-page-break/>tweedehands schoolboeken te verkopen…</text:p>
          </table:table-cell>
          <table:table-cell table:style-name="Tabel2.B11" table:number-columns-spanned="3" office:value-type="string">
            <text:p text:style-name="P19">Ik zou hier voor mezelf een frontend kunnen ontwikkelen waardoor ik snel en gemakkelijk specifieke voetbal matchen of spelers kan volgen zonder altijd eerst de data op te vragen.</text:p>
          </table:table-cell>
          <table:covered-table-cell/>
          <table:covered-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face style:name="Cambria1"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nl" fo:country="BE"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nl" fo:country="BE"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00%"/>
      <style:text-properties style:font-name="Cambria1" fo:font-family="Cambria" style:font-family-generic="roman" style:font-pitch="variable" fo:font-size="10pt" fo:language="nl" fo:country="NL" fo:font-weight="bold" style:font-name-asian="Times New Roman1" style:font-family-asian="'Times New Roman'" style:font-family-generic-asian="system" style:font-pitch-asian="variable" style:font-size-asian="10pt" style:language-asian="nl" style:country-asian="NL" style:font-weight-asian="bold" style:font-name-complex="Arial1" style:font-family-complex="Arial" style:font-family-generic-complex="system" style:font-pitch-complex="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loext:opacity="100%" style:font-name="Cambria1"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212cm" fo:margin-bottom="0cm" style:contextual-spacing="false" fo:line-height="100%" fo:keep-with-next="always"/>
      <style:text-properties fo:color="#333399" loext:opacity="100%" style:font-name="Arial" fo:font-family="Arial" style:font-family-generic="roman" style:font-pitch="variable" fo:font-size="14pt" fo:language="nl" fo:country="NL" fo:font-weight="bold" style:font-name-asian="Times New Roman1" style:font-family-asian="'Times New Roman'" style:font-family-generic-asian="system" style:font-pitch-asian="variable" style:font-size-asian="14pt" style:language-asian="nl" style:country-asian="NL" style:font-weight-asian="bold" style:font-name-complex="Arial1" style:font-family-complex="Arial" style:font-family-generic-complex="system" style:font-pitch-complex="variable" style:font-size-complex="14pt" style:font-style-complex="italic" style:font-weight-complex="bold"/>
    </style:style>
    <style:style style:name="Footnote" style:family="paragraph" style:parent-style-name="Standard" style:default-outline-level="" style:class="extra">
      <style:paragraph-properties fo:margin-top="0cm" fo:margin-bottom="0cm" style:contextual-spacing="false" fo:line-height="100%"/>
      <style:text-properties style:font-name="Times New Roman" fo:font-family="'Times New Roman'" style:font-family-generic="roman" style:font-pitch="variable" fo:font-size="10pt" fo:language="nl" fo:country="NL" style:font-name-asian="Times New Roman1" style:font-family-asian="'Times New Roman'" style:font-family-generic-asian="system" style:font-pitch-asian="variable" style:font-size-asian="10pt" style:language-asian="nl" style:country-asian="NL" style:font-name-complex="Times New Roman1" style:font-family-complex="'Times New Roman'"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333399" loext:opacity="100%" style:font-name="Arial" fo:font-family="Arial" style:font-family-generic="roman" style:font-pitch="variable" fo:font-size="14pt" fo:language="nl" fo:country="NL" fo:font-weight="bold" style:font-name-asian="Times New Roman1" style:font-family-asian="'Times New Roman'" style:font-family-generic-asian="system" style:font-pitch-asian="variable" style:font-size-asian="14pt" style:language-asian="nl" style:country-asian="NL" style:font-weight-asian="bold" style:font-name-complex="Arial1" style:font-family-complex="Arial" style:font-family-generic-complex="system" style:font-pitch-complex="variable" style:font-size-complex="14pt" style:font-style-complex="italic" style:font-weight-complex="bold"/>
    </style:style>
    <style:style style:name="Body_20_Text_20_Char" style:display-name="Body Text Char" style:family="text" style:parent-style-name="Default_20_Paragraph_20_Font">
      <style:text-properties style:font-name="Cambria1" fo:font-family="Cambria" style:font-family-generic="roman" style:font-pitch="variable" fo:font-size="10pt" fo:language="nl" fo:country="NL" fo:font-weight="bold" style:font-name-asian="Times New Roman1" style:font-family-asian="'Times New Roman'" style:font-family-generic-asian="system" style:font-pitch-asian="variable" style:font-size-asian="10pt" style:language-asian="nl" style:country-asian="NL" style:font-weight-asian="bold" style:font-name-complex="Arial1" style:font-family-complex="Arial" style:font-family-generic-complex="system" style:font-pitch-complex="variable"/>
    </style:style>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fo:language="nl" fo:country="NL" style:font-name-asian="Times New Roman1" style:font-family-asian="'Times New Roman'" style:font-family-generic-asian="system" style:font-pitch-asian="variable" style:font-size-asian="10pt" style:language-asian="nl" style:country-asian="NL" style:font-name-complex="Times New Roman1" style:font-family-complex="'Times New Roman'" style:font-family-generic-complex="system" style:font-pitch-complex="variable" style:font-size-complex="10pt"/>
    </style:style>
    <style:style style:name="Footnote_20_anchor" style:display-name="Footnote anchor" style:family="text">
      <style:text-properties style:text-position="super 58%"/>
    </style:style>
    <style:style style:name="Footnote_20_Symbol" style:display-name="Footnote Symbol" style:family="text"/>
    <style:style style:name="Heading_20_1_20_Char" style:display-name="Heading 1 Char" style:family="text" style:parent-style-name="Default_20_Paragraph_20_Font">
      <style:text-properties fo:color="#365f91" loext:opacity="100%" style:font-name="Cambria1"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fo:font-family="Cambria"/>
      </text:list-level-style-bullet>
      <text:list-level-style-bullet text:level="2" text:style-name="ListLabel_20_2"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of-week number:style="long"/>
      <number:text> </number:text>
      <number:day/>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border-line-width-bottom="0.106cm 0.026cm 0.026cm" fo:padding-left="0cm" fo:padding-right="0cm" fo:padding-top="0cm" fo:padding-bottom="0.035cm" fo:border-left="none" fo:border-right="none" fo:border-top="none" fo:border-bottom="4.51pt double #622423"/>
    </style:style>
    <style:style style:name="MP2"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MT1" style:family="text">
      <style:text-properties style:font-name="Cambria1"/>
    </style:style>
    <style:style style:name="MT2" style:family="text">
      <style:text-properties style:font-name="Cambria1" fo:language="nl" fo:country="NL"/>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252cm" fo:margin-left="0cm" fo:margin-right="0cm" fo:margin-bottom="0.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ervice verkenning: &lt;service naam&gt;</text:p>
        <text:p text:style-name="Header"/>
      </style:header>
      <style:footer>
        <text:p text:style-name="MP2"><text:span text:style-name="MT1"><text:date style:data-style-name="N10121" text:date-value="2022-10-10T15:12:29.221999850">Monday 10 October 2022</text:date></text:span><text:span text:style-name="MT1"><text:tab/></text:span><text:span text:style-name="MT2">Pagina </text:span><text:span text:style-name="MT1"><text:page-number text:select-page="current">3</text:page-number></text:span></text:p>
        <text:p text:style-name="Footer"/>
      </style:footer>
    </style:master-page>
    <style:master-page style:name="Converted1" style:page-layout-name="Mpm2" draw:style-name="Mdp1"/>
    <style:master-page style:name="Converted2"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ervice verkenning: &lt;service naam&gt;</dc:title>
    <meta:initial-creator>%FullName%</meta:initial-creator>
    <meta:editing-cycles>17</meta:editing-cycles>
    <meta:creation-date>2014-09-04T16:48:00</meta:creation-date>
    <dc:date>2022-10-10T15:12:29.113000000</dc:date>
    <meta:editing-duration>PT40M39S</meta:editing-duration>
    <meta:generator>LibreOffice/7.3.0.3$Windows_x86 LibreOffice_project/0f246aa12d0eee4a0f7adcefbf7c878fc2238db3</meta:generator>
    <meta:document-statistic meta:table-count="2" meta:image-count="0" meta:object-count="0" meta:page-count="3" meta:paragraph-count="94" meta:word-count="720" meta:character-count="4748" meta:non-whitespace-character-count="4117"/>
    <meta:user-defined meta:name="AppVersion">14.0000</meta:user-defined>
    <meta:user-defined meta:name="Company">KHLeuv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